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a489" officeooo:paragraph-rsid="0002a489"/>
    </style:style>
    <style:style style:name="P2" style:family="paragraph" style:parent-style-name="Standard">
      <style:paragraph-properties fo:text-align="center" style:justify-single-word="false"/>
      <style:text-properties officeooo:rsid="0002a489" officeooo:paragraph-rsid="0002a489"/>
    </style:style>
    <style:style style:name="P3" style:family="paragraph" style:parent-style-name="Standard">
      <style:paragraph-properties fo:text-align="justify" style:justify-single-word="false"/>
      <style:text-properties officeooo:rsid="0002a489" officeooo:paragraph-rsid="0002a489"/>
    </style:style>
    <style:style style:name="P4" style:family="paragraph" style:parent-style-name="Standard">
      <style:text-properties officeooo:rsid="00060ee3" officeooo:paragraph-rsid="00060ee3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2a489" officeooo:paragraph-rsid="0002a48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02a489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3ea0" officeooo:paragraph-rsid="00093ea0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1611" officeooo:paragraph-rsid="000c1611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1611" officeooo:paragraph-rsid="000c3a54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1611" officeooo:paragraph-rsid="000d193c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c1611" officeooo:paragraph-rsid="000c1611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0c1611" officeooo:paragraph-rsid="000c3a54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0c1611" officeooo:paragraph-rsid="000d193c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d193c" officeooo:paragraph-rsid="000d193c"/>
    </style:style>
    <style:style style:name="T1" style:family="text">
      <style:text-properties officeooo:rsid="0002a489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officeooo:rsid="000c1611"/>
    </style:style>
    <style:style style:name="T4" style:family="text">
      <style:text-properties officeooo:rsid="000c3a54"/>
    </style:style>
    <style:style style:name="T5" style:family="text">
      <style:text-properties officeooo:rsid="000d19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Bilan à mi-parcours</text:span> : TER M1 2018</text:p>
      <text:p text:style-name="P1"/>
      <text:p text:style-name="P2"><text:a xlink:type="simple" xlink:href="http://www.lirmm.fr/~ferber/TER/metaciv_m1.htm" text:style-name="Internet_20_link" text:visited-style-name="Visited_20_Internet_20_Link"><text:span text:style-name="T2">Sujet : Extension pour CogLogo</text:span></text:a></text:p>
      <text:p text:style-name="P1"/>
      <text:p text:style-name="P7">Composition du groupe</text:p>
      <text:p text:style-name="P1"/>
      <text:p text:style-name="P3">Le groupe « Teutons » est composé de :</text:p>
      <text:p text:style-name="P3">Arnault Lemmel (arnault.lemmel@etu.umontpellier)</text:p>
      <text:p text:style-name="P3">Alexandre Louveau (alexandre.louveau@etu.umontpellier.fr)</text:p>
      <text:p text:style-name="P3">Kiefer Roncoli (kiefer.roncoli@etu.umontpellier.fr)</text:p>
      <text:p text:style-name="P6"><text:span text:style-name="T1">Joseph Stich (joseph.stich@etu.umontpellier.fr)</text:span></text:p>
      <text:p text:style-name="P1"/>
      <text:p text:style-name="P1"/>
      <text:p text:style-name="P8">Liste des tâches effectuées avec succès</text:p>
      <text:p text:style-name="P8"/>
      <text:p text:style-name="P11"><text:tab/>Depuis le début du TER, nous avons étudié tous ensemble la problématique des interactions dans un système multi-agents. <text:span text:style-name="T4">Cette phase de conception nous a permis de mieux séparer les tâches entre nous : Kiefer s’occupe de la partie programmation de l’extension, Arnault de l’interface graphique, Joseph des modèles agents et Alexandre de l’environnement Netlogo.</text:span></text:p>
      <text:p text:style-name="P11"><text:tab/><text:span text:style-name="T4">Pour l’extension, Arnault a fait des schémas d’interface et Kiefer étudie le Scala ; langage qui peut être plus adapté à nos besoins pour développer l’extension.</text:span></text:p>
      <text:p text:style-name="P11"><text:tab/><text:span text:style-name="T4">Pour les simulations, Joseph a implémenté un système de combat simple intégrant les travaux d’Alexandre : la génération aléatoire de terrains influençant directement les interactions.</text:span></text:p>
      <text:p text:style-name="P11"/>
      <text:p text:style-name="P9">Liste des <text:span text:style-name="T4">problèmes rencontrés</text:span></text:p>
      <text:p text:style-name="P9"/>
      <text:p text:style-name="P12"><text:tab/><text:span text:style-name="T4">Afin de comprendre les besoins, nous avons découvert l’extension CogLogo qui aborde un nouveau principe : les cognitons. Chacun a appris ce dont il avait besoin pour sa partie, et surtout, à son rythme. L’extension ayant parfois des comportements inattendus, nous devons aussi rapporter les erreurs à nos encadrants.</text:span></text:p>
      <text:p text:style-name="P12"><text:tab/><text:span text:style-name="T4">Comme nous devons ajouter une extension à Netlogo, il faut comprendre l’API qui semble difficile à prendre en main. A cela s’ajoute l’envie de développer en Scala et donc d’apprendre un nouveau langage. </text:span></text:p>
      <text:p text:style-name="P12"/>
      <text:p text:style-name="P10">Liste des <text:span text:style-name="T5">tâches à effectuer</text:span></text:p>
      <text:p text:style-name="P10"/>
      <text:p text:style-name="P13"><text:tab/><text:span text:style-name="T5">Nous avons modifié notre façon de travailler : nous fonctionnons désormais par sprint ce qui change l’apparence générale de notre diagramme prévisionnel fourni dans la feuille de route. Cependant, les tâches restent essentiellement les mêmes.</text:span></text:p>
      <text:p text:style-name="P13"><text:span text:style-name="T5">- développer une extension intégrant ce qu’il faut afin de modéliser des interactions</text:span></text:p>
      <text:p text:style-name="P14">- intégrer à l’extension une interface compréhensible, robuste et fonctionnelle</text:p>
      <text:p text:style-name="P14">- adapter à notre extension les modélisations d’interactions faites avec CogLogo (combat, commerce)</text:p>
      <text:p text:style-name="P14">- développer un environnement de simulation réaliste qui renforce les interactions (terrains, recherche de chemin, évitement)</text:p>
      <text:p text:style-name="P1"/>
      <text:p text:style-name="P1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7:03:12.753000000</meta:creation-date>
    <dc:date>2018-03-08T10:09:16.292000000</dc:date>
    <meta:editing-duration>PT1H3M24S</meta:editing-duration>
    <meta:editing-cycles>6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22" meta:word-count="325" meta:character-count="2282" meta:non-whitespace-character-count="1970"/>
  </office:meta>
</office:document-meta>
</file>